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2bcd7" officeooo:paragraph-rsid="0002bcd7"/>
    </style:style>
    <style:style style:name="P2" style:family="paragraph" style:parent-style-name="Preformatted_20_Text">
      <style:text-properties officeooo:rsid="0002e9bc" officeooo:paragraph-rsid="0002e9bc"/>
    </style:style>
    <style:style style:name="P3" style:family="paragraph" style:parent-style-name="Preformatted_20_Text">
      <style:text-properties fo:font-weight="bold" officeooo:rsid="0002bcd7" officeooo:paragraph-rsid="0002bcd7" style:font-weight-asian="bold" style:font-weight-complex="bold"/>
    </style:style>
    <style:style style:name="P4" style:family="paragraph" style:parent-style-name="Preformatted_20_Text">
      <style:text-properties officeooo:rsid="0004ff46" officeooo:paragraph-rsid="0004ff46"/>
    </style:style>
    <style:style style:name="P5" style:family="paragraph" style:parent-style-name="Preformatted_20_Text">
      <style:text-properties officeooo:rsid="00086844" officeooo:paragraph-rsid="00086844"/>
    </style:style>
    <style:style style:name="P6" style:family="paragraph" style:parent-style-name="Preformatted_20_Text">
      <style:text-properties officeooo:rsid="000d9a21" officeooo:paragraph-rsid="000d9a21"/>
    </style:style>
    <style:style style:name="P7" style:family="paragraph" style:parent-style-name="Preformatted_20_Text">
      <style:text-properties officeooo:rsid="000fd2e3" officeooo:paragraph-rsid="000fd2e3"/>
    </style:style>
    <style:style style:name="P8" style:family="paragraph" style:parent-style-name="Preformatted_20_Text">
      <style:text-properties officeooo:rsid="0017aa4c" officeooo:paragraph-rsid="0017aa4c"/>
    </style:style>
    <style:style style:name="P9" style:family="paragraph" style:parent-style-name="Preformatted_20_Text">
      <style:text-properties officeooo:rsid="001edd9d" officeooo:paragraph-rsid="001edd9d"/>
    </style:style>
    <style:style style:name="P10" style:family="paragraph" style:parent-style-name="Preformatted_20_Text">
      <style:text-properties officeooo:rsid="001f3556" officeooo:paragraph-rsid="001f3556"/>
    </style:style>
    <style:style style:name="T1" style:family="text">
      <style:text-properties officeooo:rsid="00042579"/>
    </style:style>
    <style:style style:name="T2" style:family="text">
      <style:text-properties officeooo:rsid="0006a1db"/>
    </style:style>
    <style:style style:name="T3" style:family="text">
      <style:text-properties officeooo:rsid="0008c255"/>
    </style:style>
    <style:style style:name="T4" style:family="text">
      <style:text-properties officeooo:rsid="000f4c6b"/>
    </style:style>
    <style:style style:name="T5" style:family="text">
      <style:text-properties officeooo:rsid="0011b0fd"/>
    </style:style>
    <style:style style:name="T6" style:family="text">
      <style:text-properties officeooo:rsid="0017bcf1"/>
    </style:style>
    <style:style style:name="T7" style:family="text">
      <style:text-properties officeooo:rsid="001b41a6"/>
    </style:style>
    <style:style style:name="T8" style:family="text">
      <style:text-properties style:text-position="super 58%"/>
    </style:style>
    <style:style style:name="T9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Kim, Chad Underhill, Spyridon Antonatos</text:p>
      <text:p text:style-name="P1">CS4341 Project 3 Written Report</text:p>
      <text:p text:style-name="P1">9/6/2017</text:p>
      <text:p text:style-name="P1"/>
      <text:p text:style-name="P1">Set of Experiments Performed</text:p>
      <text:p text:style-name="P1"/>
      <text:p text:style-name="P1"><text:tab/>We experimented first with <text:span text:style-name="T1">the given</text:span> one hidden layer and the output layer. <text:span text:style-name="T1">We used 784 nodes for the hidden layer, the activation function relu, and the kernel initializer glorot_normal. The batch size for training was 512, and the number of epochs were 100. This resulted in around 89.5% training accuracy and 88.6% validation accuracy.</text:span></text:p>
      <text:p text:style-name="P4"><text:tab/>Next, we tried to double the number of epochs to 200. This resulted in 92.6% training accuracy and 88.9% validation accuracy. The training accuracy was much better <text:span text:style-name="T2">than the last experiment</text:span>, but the validation accuracy was not much different, and running the program with 200 epochs took much more time, so we decided to stick with 100 epochs.</text:p>
      <text:p text:style-name="P5"><text:tab/>After this, we tried changing just the batch size from 512 to 256. <text:span text:style-name="T3">This ran a bit slower than the first experiment, but the resulting training accuracy was 91.9% and the validation accuracy was 90.8%. This was overall much better than the first experiment, so we tried decreasing the batch size further to 128. However, this yielded only a 2% increase in training accuracy and a 1% increase in validation accuracy. A batch size of 64 only increased the training accuracy by 2%, so we decided to stick with 128 as our batch size.</text:span></text:p>
      <text:p text:style-name="P6"><text:tab/>Changing the activation function to selu resulted in a training accuracy of <text:span text:style-name="T4">92.8%</text:span> and a validation accuracy of <text:span text:style-name="T4">88.7%. This was worse than the relu activation function. We also tried the tanh activation function which gave a training accuracy of 91% and a validation accuracy of 90.7%. The relu activation function performed the best of these, so we decided to stick with relu as our activation function.</text:span></text:p>
      <text:p text:style-name="P7"><text:tab/>For our final experiment using only one hidden layer, we tried changing the weight initialization scheme, the kernel initializer. <text:span text:style-name="T5">Originally, it was set to glorot_normal, which used a truncated normal distribution centered on 0 using the number of input and output units. We changed it to he_normal, which is the same as glorot_normal, except it does not use the number of output units. This resulted in a very slight(&lt; 1%) increase in both accuracies, so we tried random_normal next, which initializes weights with a normal distribution. This decreased the accuracies. We tried many more weight initialization schemes, but these generally gave equal or worse accuracies.</text:span></text:p>
      <text:p text:style-name="P4"/>
      <text:p text:style-name="P8"><text:tab/>After testing with one hidden layer, we decided to test two hidden layers. <text:span text:style-name="T6">We added a layer with 784 nodes using relu as the activation and glorot_normal as the weight initialization. This did not yield any change in the accuracies. We tried changing the number of nodes in the second hidden layer to 196. This gave a slight increase in both accuracies. At this point our training accuracy was 96.5% and our validation accuracy was 91.8%. Next, we tried decreasing the number of nodes in the second layer even further to 49, which gave no increase in accuracy.</text:span></text:p>
      <text:p text:style-name="P8"><text:tab/><text:span text:style-name="T7">We also tried adding a third hidden layer. We kept the second hidden layer with 196 nodes using relu and glorot_normal and added a third layer with the same fields. This resulted in a training accuracy of 97.2% and a validation accuracy of 92.5%, which was a slight increase. Using 49 nodes in the third layer increased the validation accuracy to 93.7%.</text:span></text:p>
      <text:p text:style-name="P8"/>
      <text:p text:style-name="P9">***Write about best model***</text:p>
      <text:p text:style-name="P10">current: 3 layers → 1<text:span text:style-name="T8">st</text:span> layer 784 nodes, 2<text:span text:style-name="T8">nd</text:span> layer 196 nodes, 3<text:span text:style-name="T8">rd</text:span> layer 49 nodes</text:p>
      <text:p text:style-name="P10">(relu, glorot_normal)</text:p>
      <text:p text:style-name="P1"/>
      <text:p text:style-name="P3">Model &amp; Training Procedure Description</text:p>
      <text:p text:style-name="P1"/>
      <text:p text:style-name="P1">The most accurate model we were able to obtain was using:</text:p>
      <text:p text:style-name="P1">model structure</text:p>
      <text:p text:style-name="P1"><text:soft-page-break/># of layers</text:p>
      <text:p text:style-name="P1"># of neurons in each layer</text:p>
      <text:p text:style-name="P1">weight initialization scheme</text:p>
      <text:p text:style-name="P1">activation function</text:p>
      <text:p text:style-name="P1"># of epochs for training</text:p>
      <text:p text:style-name="P1">batch size for training</text:p>
      <text:p text:style-name="P1"/>
      <text:p text:style-name="P1"/>
      <text:p text:style-name="P3">Graph</text:p>
      <text:p text:style-name="P1"/>
      <text:p text:style-name="P1">epoch vs training set accuracy</text:p>
      <text:p text:style-name="P1">epoch vs validation set accuracy</text:p>
      <text:p text:style-name="P1"/>
      <text:p text:style-name="P1"/>
      <text:p text:style-name="P3">Model Performance &amp; Confusion Matrix</text:p>
      <text:p text:style-name="P1"/>
      <text:p text:style-name="P1">confusion matrix</text:p>
      <text:p text:style-name="P1">overall accuracy of model</text:p>
      <text:p text:style-name="P2">Look at problem specifications for specific format</text:p>
      <text:p text:style-name="P1"/>
      <text:p text:style-name="P1"/>
      <text:p text:style-name="P1">Visualization</text:p>
      <text:p text:style-name="P1"/>
      <text:p text:style-name="P1">3 visualizations of misclassified images by best model</text:p>
      <text:p text:style-name="P1">observations on why misclassified</text:p>
      <text:p text:style-name="P1">***find how to backtrack to image in data that was misclassified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5T02:11:40.082193641</dc:date>
    <meta:editing-duration>PT1H19M23S</meta:editing-duration>
    <meta:editing-cycles>29</meta:editing-cycles>
    <meta:generator>LibreOffice/5.1.6.2$Linux_X86_64 LibreOffice_project/10m0$Build-2</meta:generator>
    <meta:document-statistic meta:table-count="0" meta:image-count="0" meta:object-count="0" meta:page-count="2" meta:paragraph-count="34" meta:word-count="671" meta:character-count="4046" meta:non-whitespace-character-count="3402"/>
  </office:meta>
</office:document-meta>
</file>